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4725f" officeooo:paragraph-rsid="0014725f"/>
    </style:style>
    <style:style style:name="P2" style:family="paragraph" style:parent-style-name="Standard" style:list-style-name="L1">
      <style:text-properties officeooo:rsid="0014725f" officeooo:paragraph-rsid="0014725f"/>
    </style:style>
    <style:style style:name="P3" style:family="paragraph" style:parent-style-name="Standard">
      <style:text-properties fo:font-weight="bold" officeooo:rsid="0014725f" officeooo:paragraph-rsid="0014725f" style:font-weight-asian="bold" style:font-weight-complex="bold"/>
    </style:style>
    <style:style style:name="P4" style:family="paragraph" style:parent-style-name="Standard" style:list-style-name="L2">
      <style:text-properties fo:font-weight="normal" officeooo:rsid="0014725f" officeooo:paragraph-rsid="0014725f" style:font-weight-asian="normal" style:font-weight-complex="normal"/>
    </style:style>
    <style:style style:name="P5" style:family="paragraph" style:parent-style-name="Standard" style:list-style-name="L2">
      <style:text-properties fo:font-weight="normal" officeooo:rsid="001562b5" officeooo:paragraph-rsid="001562b5" style:font-weight-asian="normal" style:font-weight-complex="normal"/>
    </style:style>
    <style:style style:name="P6" style:family="paragraph" style:parent-style-name="Standard" style:list-style-name="L1">
      <style:text-properties officeooo:paragraph-rsid="0014725f"/>
    </style:style>
    <style:style style:name="P7" style:family="paragraph" style:parent-style-name="Standard">
      <style:text-properties style:rfc-language-tag="es-419" fo:language="es" officeooo:rsid="0014725f" officeooo:paragraph-rsid="001562b5"/>
    </style:style>
    <style:style style:name="P8" style:family="paragraph" style:parent-style-name="Standard" style:list-style-name="L3">
      <style:text-properties style:rfc-language-tag="es-419" fo:language="es" officeooo:rsid="00171e1f" officeooo:paragraph-rsid="00171e1f"/>
    </style:style>
    <style:style style:name="P9" style:family="paragraph" style:parent-style-name="Standard" style:list-style-name="L3">
      <style:text-properties style:rfc-language-tag="es-419" fo:language="es" officeooo:rsid="00171e1f" officeooo:paragraph-rsid="0018fb63"/>
    </style:style>
    <style:style style:name="P10" style:family="paragraph" style:parent-style-name="Standard" style:list-style-name="L3">
      <style:text-properties style:rfc-language-tag="es-419" fo:language="es" officeooo:rsid="00171e1f" officeooo:paragraph-rsid="001a6565"/>
    </style:style>
    <style:style style:name="P11" style:family="paragraph" style:parent-style-name="Standard" style:list-style-name="L3">
      <style:text-properties style:rfc-language-tag="es-419" fo:language="es" officeooo:rsid="0018fb63" officeooo:paragraph-rsid="0019c7af"/>
    </style:style>
    <style:style style:name="P12" style:family="paragraph" style:parent-style-name="Standard" style:list-style-name="L3">
      <style:text-properties style:rfc-language-tag="es-419" fo:language="es" officeooo:rsid="0018fb63" officeooo:paragraph-rsid="001a6565"/>
    </style:style>
    <style:style style:name="P13" style:family="paragraph" style:parent-style-name="Standard" style:list-style-name="L3">
      <style:text-properties style:rfc-language-tag="es-419" fo:language="es" officeooo:rsid="001a6565" officeooo:paragraph-rsid="001a6565"/>
    </style:style>
    <style:style style:name="P14" style:family="paragraph" style:parent-style-name="Standard" style:list-style-name="L3">
      <style:text-properties style:rfc-language-tag="es-419" fo:language="es" officeooo:rsid="001bdc6f" officeooo:paragraph-rsid="001bdc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4725f" style:font-weight-asian="normal" style:font-weight-complex="normal"/>
    </style:style>
    <style:style style:name="T4" style:family="text">
      <style:text-properties officeooo:rsid="0018fb63"/>
    </style:style>
    <style:style style:name="T5" style:family="text">
      <style:text-properties officeooo:rsid="001a6565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atos contato del cliente</text:span></text:p>
      <text:p text:style-name="P1"><text:span text:style-name="T1"/></text:p>
      <text:list xml:id="list3459409812" text:style-name="L1">
        <text:list-item>
          <text:p text:style-name="P6"><text:span text:style-name="T3">Nombre</text:span></text:p>
        </text:list-item>
        <text:list-item>
          <text:p text:style-name="P2"><text:span text:style-name="T2">Télefono</text:span></text:p>
        </text:list-item>
        <text:list-item>
          <text:p text:style-name="P2"><text:span text:style-name="T2">Email</text:span></text:p>
        </text:list-item>
      </text:list>
      <text:p text:style-name="P1"/>
      <text:p text:style-name="P3">Requerimientos para la instalación</text:p>
      <text:p text:style-name="P3"/>
      <text:list xml:id="list1041751049" text:style-name="L2">
        <text:list-item>
          <text:p text:style-name="P4">Sistema Gestor de Base de Datos</text:p>
        </text:list-item>
        <text:list-item>
          <text:p text:style-name="P5">Nomenclatura de la database creada para el ambiente de homologación. Ejemplo : </text:p>
        </text:list-item>
      </text:list>
      <text:p text:style-name="P7"><text:tab/>SA<text:span text:style-name="T5">8</text:span>_AP_Homolog.</text:p>
      <text:list xml:id="list6316525" text:style-name="L3">
        <text:list-item>
          <text:p text:style-name="P8">Usuario de conexión</text:p>
        </text:list-item>
        <text:list-item>
          <text:p text:style-name="P8">Contraseña de autenticación de la base.</text:p>
        </text:list-item>
        <text:list-item>
          <text:p text:style-name="P9"><text:span text:style-name="T4">S</text:span>tring de conexión de la base de datos, información disponible en el archivo tnsnames.ora</text:p>
        </text:list-item>
        <text:list-item>
          <text:p text:style-name="P9"><text:span text:style-name="T4">N</text:span>omenclatura de la database creada para el ambiente de entrenamiento. Ejemplo: SA<text:span text:style-name="T5">8</text:span>_AP_<text:span text:style-name="T4">Pruebas</text:span></text:p>
        </text:list-item>
        <text:list-item>
          <text:p text:style-name="P11">String de conexión de la database , información disponible en el archivo tnsnames.ora</text:p>
        </text:list-item>
        <text:list-item>
          <text:p text:style-name="P10">Usuario de conexión</text:p>
        </text:list-item>
        <text:list-item>
          <text:p text:style-name="P10">Contraseña de autenticación de la base.</text:p>
        </text:list-item>
        <text:list-item>
          <text:p text:style-name="P10">SA<text:span text:style-name="T5">8</text:span>_AP_<text:span text:style-name="T5">Current</text:span></text:p>
        </text:list-item>
        <text:list-item>
          <text:p text:style-name="P12">String de conexión de la database , información disponible en el archivo tnsnames.ora</text:p>
        </text:list-item>
        <text:list-item>
          <text:p text:style-name="P10">Usuario de conexión</text:p>
        </text:list-item>
        <text:list-item>
          <text:p text:style-name="P10">Contraseña de autenticación de la base.</text:p>
        </text:list-item>
        <text:list-item>
          <text:p text:style-name="P10"><text:span text:style-name="T5">H</text:span>ostname del servidor de aplicación. Ejemplo: srv-saweb</text:p>
        </text:list-item>
        <text:list-item>
          <text:p text:style-name="P13">Versión completa del sistema operacional.</text:p>
        </text:list-item>
        <text:list-item>
          <text:p text:style-name="P13">Procesador del servidor web.</text:p>
        </text:list-item>
        <text:list-item>
          <text:p text:style-name="P13">Cantidad de memoria RAM disponible en el servidor web.</text:p>
        </text:list-item>
        <text:list-item>
          <text:p text:style-name="P14">Ubicar los datos en un servidor dedicado o servidor web?.</text:p>
        </text:list-item>
        <text:list-item>
          <text:p text:style-name="P14">Hostname del servidor (Solo si usa servidor dedicado)</text:p>
        </text:list-item>
        <text:list-item>
          <text:p text:style-name="P14">Directorio remoto</text:p>
        </text:list-item>
        <text:list-item>
          <text:p text:style-name="P14">Servidor SMTP</text:p>
        </text:list-item>
        <text:list-item>
          <text:p text:style-name="P14">Puerto del servidor SMTP</text:p>
        </text:list-item>
        <text:list-item>
          <text:p text:style-name="P14">Remitente del envío de notificaciones.</text:p>
        </text:list-item>
        <text:list-item>
          <text:p text:style-name="P14">Contraseña de autenticación de la cuenta SMTP</text:p>
        </text:list-item>
        <text:list-item>
          <text:p text:style-name="P14">Protocolo utilizado por el servicio SMTP.</text:p>
        </text:list-item>
        <text:list-item>
          <text:p text:style-name="P14">Dominio de AD</text:p>
        </text:list-item>
        <text:list-item>
          <text:p text:style-name="P14">Hostname del controlador</text:p>
        </text:list-item>
        <text:list-item>
          <text:p text:style-name="P14">Logotipos de la organización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2T15:40:49.521000000</meta:creation-date>
    <dc:date>2021-11-22T17:50:04.475000000</dc:date>
    <meta:editing-duration>PT7M30S</meta:editing-duration>
    <meta:editing-cycles>1</meta:editing-cycles>
    <meta:document-statistic meta:table-count="0" meta:image-count="0" meta:object-count="0" meta:page-count="1" meta:paragraph-count="34" meta:word-count="220" meta:character-count="1306" meta:non-whitespace-character-count="1149"/>
    <meta:generator>LibreOffice/7.2.2.2$Windows_X86_64 LibreOffice_project/02b2acce88a210515b4a5bb2e46cbfb63fe97d56</meta:generator>
  </office:meta>
</office:document-meta>
</file>